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0aa001" officeooo:paragraph-rsid="000aa001"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40pt" fo:font-weight="bold" officeooo:rsid="000aa001" officeooo:paragraph-rsid="000aa001" style:font-size-asian="40pt" style:font-weight-asian="bold" style:font-size-complex="40pt" style:font-weight-complex="bold"/>
    </style:style>
    <style:style style:name="P3" style:family="paragraph" style:parent-style-name="Standard">
      <style:paragraph-properties fo:text-align="start" style:justify-single-word="false"/>
      <style:text-properties fo:font-size="40pt" fo:font-weight="bold" officeooo:rsid="000aa001" officeooo:paragraph-rsid="000aa001" style:font-size-asian="40pt" style:font-weight-asian="bold" style:font-size-complex="40pt" style:font-weight-complex="bold"/>
    </style:style>
    <style:style style:name="P4" style:family="paragraph" style:parent-style-name="Standard">
      <style:paragraph-properties fo:text-align="start" style:justify-single-word="false"/>
      <style:text-properties fo:font-size="20pt" fo:font-weight="bold" officeooo:rsid="000aa001" officeooo:paragraph-rsid="000aa001"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bold" officeooo:rsid="001596a1" officeooo:paragraph-rsid="0016a555"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1596a1" officeooo:paragraph-rsid="00175ab0"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20pt" fo:font-weight="normal" officeooo:rsid="000aa001" officeooo:paragraph-rsid="000aa001" style:font-size-asian="20pt" style:font-weight-asian="normal" style:font-size-complex="20pt" style:font-weight-complex="normal"/>
    </style:style>
    <style:style style:name="P8" style:family="paragraph" style:parent-style-name="Standard">
      <style:paragraph-properties fo:text-align="start" style:justify-single-word="false"/>
      <style:text-properties fo:font-size="14pt" fo:font-weight="bold" officeooo:rsid="0012ad0f" officeooo:paragraph-rsid="0012ad0f"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75ab0" officeooo:paragraph-rsid="00175ab0"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normal" officeooo:rsid="0010ea0e" officeooo:paragraph-rsid="0010ea0e"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0ea0e" officeooo:paragraph-rsid="0019bede"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27545" officeooo:paragraph-rsid="00127545"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27545" officeooo:paragraph-rsid="0012ad0f"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2ad0f" officeooo:paragraph-rsid="0012ad0f"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2pt" fo:font-weight="bold" officeooo:rsid="0010ea0e" officeooo:paragraph-rsid="00127545"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127545" officeooo:paragraph-rsid="00127545"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2ad0f" officeooo:paragraph-rsid="0012ad0f"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20pt" fo:font-weight="bold" officeooo:rsid="00175ab0" officeooo:paragraph-rsid="00175ab0" style:font-size-asian="20pt" style:font-weight-asian="bold" style:font-size-complex="20pt" style:font-weight-complex="bold"/>
    </style:style>
    <style:style style:name="P19" style:family="paragraph" style:parent-style-name="Standard">
      <style:paragraph-properties fo:text-align="center" style:justify-single-word="false"/>
      <style:text-properties fo:font-size="20pt" fo:font-weight="bold" officeooo:rsid="00175ab0" officeooo:paragraph-rsid="00175ab0" style:font-size-asian="20pt" style:font-weight-asian="bold" style:font-size-complex="20pt" style:font-weight-complex="bold"/>
    </style:style>
    <style:style style:name="P20" style:family="paragraph" style:parent-style-name="Standard">
      <style:paragraph-properties fo:text-align="start" style:justify-single-word="false"/>
      <style:text-properties fo:font-size="20pt" fo:font-weight="bold" officeooo:rsid="000aa001" officeooo:paragraph-rsid="000aa001" style:font-size-asian="20pt" style:font-weight-asian="bold" style:font-size-complex="20pt" style:font-weight-complex="bold"/>
    </style:style>
    <style:style style:name="P21" style:family="paragraph" style:parent-style-name="Standard">
      <style:paragraph-properties fo:text-align="start" style:justify-single-word="false"/>
      <style:text-properties fo:font-size="20pt" fo:font-weight="bold" officeooo:rsid="000aa001" officeooo:paragraph-rsid="001cf57b"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fo:font-weight="bold" officeooo:rsid="000aa001" officeooo:paragraph-rsid="000aa001" style:font-size-asian="20pt" style:font-weight-asian="bold" style:font-size-complex="20pt" style:font-weight-complex="bold"/>
    </style:style>
    <style:style style:name="P23" style:family="paragraph" style:parent-style-name="Standard">
      <style:paragraph-properties fo:text-align="start" style:justify-single-word="false"/>
      <style:text-properties fo:font-size="20pt" fo:font-weight="bold" officeooo:rsid="0013ec35" officeooo:paragraph-rsid="000aa001"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0pt" fo:font-weight="bold" officeooo:rsid="0013ec35" officeooo:paragraph-rsid="002cd7f1"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0pt" fo:font-weight="bold" officeooo:rsid="0013ec35" officeooo:paragraph-rsid="0013ec35" style:font-size-asian="20pt" style:font-weight-asian="bold" style:font-size-complex="20pt" style:font-weight-complex="bold"/>
    </style:style>
    <style:style style:name="P26" style:family="paragraph" style:parent-style-name="Standard">
      <style:paragraph-properties fo:text-align="start" style:justify-single-word="false"/>
      <style:text-properties fo:font-size="14pt" fo:font-weight="normal" officeooo:rsid="00175ab0" officeooo:paragraph-rsid="0019bede"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175ab0" officeooo:paragraph-rsid="0035f6d3"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35f6d3" officeooo:paragraph-rsid="0035f6d3"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127545" officeooo:paragraph-rsid="00127545"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bold" officeooo:rsid="001290d6" officeooo:paragraph-rsid="001f6240" style:font-size-asian="12.25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bold" officeooo:rsid="001290d6" officeooo:paragraph-rsid="002d658d"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fo:font-size="14pt" fo:font-weight="bold" officeooo:rsid="001290d6" officeooo:paragraph-rsid="0025e817" style:font-size-asian="12.25pt" style:font-weight-asian="bold" style:font-size-complex="14pt" style:font-weight-complex="bold"/>
    </style:style>
    <style:style style:name="P33" style:family="paragraph" style:parent-style-name="Standard">
      <style:paragraph-properties fo:text-align="justify" style:justify-single-word="false"/>
      <style:text-properties fo:font-size="14pt" fo:font-weight="bold" officeooo:rsid="001290d6" officeooo:paragraph-rsid="001f6240" style:font-size-asian="12.25pt" style:font-weight-asian="bold" style:font-size-complex="14pt" style:font-weight-complex="bold"/>
    </style:style>
    <style:style style:name="P34" style:family="paragraph" style:parent-style-name="Standard">
      <style:paragraph-properties fo:text-align="start" style:justify-single-word="false"/>
      <style:text-properties fo:font-size="12pt" fo:font-weight="bold" officeooo:rsid="001cf57b" officeooo:paragraph-rsid="001cf57b"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1cf57b" officeooo:paragraph-rsid="0020112b"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1cf57b" officeooo:paragraph-rsid="00233352"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1cf57b" officeooo:paragraph-rsid="00246808"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1cf57b" officeooo:paragraph-rsid="002bb03a" style:font-size-asian="12pt" style:font-weight-asian="bold" style:font-size-complex="12pt" style:font-weight-complex="bold"/>
    </style:style>
    <style:style style:name="P39" style:family="paragraph" style:parent-style-name="Standard">
      <style:paragraph-properties fo:text-align="center" style:justify-single-word="false"/>
      <style:text-properties fo:font-size="12pt" fo:font-weight="bold" officeooo:rsid="001cf57b" officeooo:paragraph-rsid="0020112b" style:font-size-asian="12pt" style:font-weight-asian="bold" style:font-size-complex="12pt" style:font-weight-complex="bold"/>
    </style:style>
    <style:style style:name="P40" style:family="paragraph" style:parent-style-name="Standard">
      <style:paragraph-properties fo:text-align="center" style:justify-single-word="false"/>
      <style:text-properties fo:font-size="12pt" fo:font-weight="bold" officeooo:rsid="001cf57b" officeooo:paragraph-rsid="001cf57b" style:font-size-asian="12pt" style:font-weight-asian="bold" style:font-size-complex="12pt" style:font-weight-complex="bold"/>
    </style:style>
    <style:style style:name="P41" style:family="paragraph" style:parent-style-name="Standard">
      <style:paragraph-properties fo:text-align="center" style:justify-single-word="false"/>
      <style:text-properties fo:font-size="12pt" fo:font-weight="bold" officeooo:rsid="001cf57b" officeooo:paragraph-rsid="00313832" style:font-size-asian="12pt" style:font-weight-asian="bold" style:font-size-complex="12pt" style:font-weight-complex="bold"/>
    </style:style>
    <style:style style:name="P42" style:family="paragraph" style:parent-style-name="Standard">
      <style:paragraph-properties fo:text-align="center" style:justify-single-word="false"/>
      <style:text-properties fo:font-size="12pt" fo:font-weight="bold" officeooo:rsid="001cf57b" officeooo:paragraph-rsid="001d763d"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font-size="12pt" fo:font-weight="bold" officeooo:rsid="001cf57b" officeooo:paragraph-rsid="001cf57b" style:font-size-asian="12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274793" officeooo:paragraph-rsid="00274793" style:font-size-asian="12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274793" officeooo:paragraph-rsid="0029294e" style:font-size-asian="12pt" style:font-weight-asian="bold" style:font-size-complex="12pt" style:font-weight-complex="bold"/>
    </style:style>
    <style:style style:name="P46" style:family="paragraph" style:parent-style-name="Standard">
      <style:paragraph-properties fo:text-align="center" style:justify-single-word="false"/>
      <style:text-properties fo:font-size="12pt" fo:font-weight="bold" officeooo:rsid="00274793" officeooo:paragraph-rsid="00274793" style:font-size-asian="12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295300" officeooo:paragraph-rsid="00295300" style:font-size-asian="12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295300" officeooo:paragraph-rsid="00313832" style:font-size-asian="12pt" style:font-weight-asian="bold" style:font-size-complex="12pt" style:font-weight-complex="bold"/>
    </style:style>
    <style:style style:name="P49" style:family="paragraph" style:parent-style-name="Standard">
      <style:paragraph-properties fo:text-align="center" style:justify-single-word="false"/>
      <style:text-properties fo:font-size="12pt" fo:font-weight="bold" officeooo:rsid="00295300" officeooo:paragraph-rsid="00295300" style:font-size-asian="12pt" style:font-weight-asian="bold" style:font-size-complex="12pt" style:font-weight-complex="bold"/>
    </style:style>
    <style:style style:name="P50" style:family="paragraph" style:parent-style-name="Standard">
      <style:paragraph-properties fo:text-align="center" style:justify-single-word="false"/>
      <style:text-properties fo:font-size="12pt" fo:font-weight="bold" officeooo:rsid="00295300" officeooo:paragraph-rsid="002bd125" style:font-size-asian="12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2bd125" officeooo:paragraph-rsid="002bd125" style:font-size-asian="12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2bd125" officeooo:paragraph-rsid="00313832" style:font-size-asian="12pt" style:font-weight-asian="bold" style:font-size-complex="12pt" style:font-weight-complex="bold"/>
    </style:style>
    <style:style style:name="P53" style:family="paragraph" style:parent-style-name="Standard">
      <style:paragraph-properties fo:text-align="center" style:justify-single-word="false"/>
      <style:text-properties fo:font-size="12pt" fo:font-weight="bold" officeooo:rsid="002bd125" officeooo:paragraph-rsid="002bd125" style:font-size-asian="12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rsid="000aa001" officeooo:paragraph-rsid="00127545" style:font-size-asian="12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2ffb9b" officeooo:paragraph-rsid="002ffb9b" style:font-size-asian="12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2ffb9b" officeooo:paragraph-rsid="00313832" style:font-size-asian="12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127545" officeooo:paragraph-rsid="0034de5d" style:font-size-asian="12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10ea0e" officeooo:paragraph-rsid="0034de5d" style:font-size-asian="12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normal" officeooo:rsid="001cf57b" officeooo:paragraph-rsid="001cf57b"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1cf57b" officeooo:paragraph-rsid="00233352"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1cf57b" officeooo:paragraph-rsid="0020112b"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1cf57b" officeooo:paragraph-rsid="00246808"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1cf57b" officeooo:paragraph-rsid="002d658d"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1cf57b" officeooo:paragraph-rsid="001cf57b"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0000" fo:font-size="12pt" fo:font-weight="normal" officeooo:rsid="001cf57b" officeooo:paragraph-rsid="00313832"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fo:font-size="12pt" fo:font-weight="normal" officeooo:rsid="001cf57b" officeooo:paragraph-rsid="00313832"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color="#000000" fo:font-size="12pt" fo:font-weight="bold" officeooo:rsid="001cf57b" officeooo:paragraph-rsid="00313832" style:font-size-asian="12pt" style:font-weight-asian="bold" style:font-size-complex="12pt" style:font-weight-complex="bold"/>
    </style:style>
    <style:style style:name="P68" style:family="paragraph" style:parent-style-name="Standard">
      <style:paragraph-properties fo:text-align="center" style:justify-single-word="false"/>
      <style:text-properties fo:font-size="16pt" fo:font-weight="bold" officeooo:rsid="002bd125" officeooo:paragraph-rsid="002bd125"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fb30c" style:font-weight-asian="normal" style:font-weight-complex="normal"/>
    </style:style>
    <style:style style:name="T3" style:family="text">
      <style:text-properties fo:font-weight="normal" officeooo:rsid="0025e817" style:font-weight-asian="normal" style:font-weight-complex="normal"/>
    </style:style>
    <style:style style:name="T4" style:family="text">
      <style:text-properties fo:font-weight="normal" officeooo:rsid="00274793" style:font-weight-asian="normal" style:font-weight-complex="normal"/>
    </style:style>
    <style:style style:name="T5" style:family="text">
      <style:text-properties fo:font-weight="normal" officeooo:rsid="0029294e" style:font-weight-asian="normal" style:font-weight-complex="normal"/>
    </style:style>
    <style:style style:name="T6" style:family="text">
      <style:text-properties fo:font-weight="normal" officeooo:rsid="00298fb2" style:font-weight-asian="normal" style:font-weight-complex="normal"/>
    </style:style>
    <style:style style:name="T7" style:family="text">
      <style:text-properties fo:font-weight="normal" officeooo:rsid="002b8cf8" style:font-weight-asian="normal" style:font-weight-complex="normal"/>
    </style:style>
    <style:style style:name="T8" style:family="text">
      <style:text-properties fo:font-weight="normal" officeooo:rsid="002bb03a" style:font-weight-asian="normal" style:font-weight-complex="normal"/>
    </style:style>
    <style:style style:name="T9" style:family="text">
      <style:text-properties fo:font-weight="normal" officeooo:rsid="002bd125" style:font-weight-asian="normal" style:font-weight-complex="normal"/>
    </style:style>
    <style:style style:name="T10" style:family="text">
      <style:text-properties fo:font-weight="normal" officeooo:rsid="001f6240" style:font-weight-asian="normal" style:font-weight-complex="normal"/>
    </style:style>
    <style:style style:name="T11" style:family="text">
      <style:text-properties fo:font-weight="normal" officeooo:rsid="002cd7f1" style:font-weight-asian="normal" style:font-weight-complex="normal"/>
    </style:style>
    <style:style style:name="T12" style:family="text">
      <style:text-properties fo:font-weight="normal" officeooo:rsid="002d658d" style:font-weight-asian="normal" style:font-weight-complex="normal"/>
    </style:style>
    <style:style style:name="T13" style:family="text">
      <style:text-properties fo:font-weight="normal" officeooo:rsid="002e37e1" style:font-weight-asian="normal" style:font-weight-complex="normal"/>
    </style:style>
    <style:style style:name="T14" style:family="text">
      <style:text-properties fo:font-weight="normal" officeooo:rsid="002ffb9b" style:font-weight-asian="normal" style:font-weight-complex="normal"/>
    </style:style>
    <style:style style:name="T15" style:family="text">
      <style:text-properties fo:font-weight="normal" officeooo:rsid="00313832" style:font-weight-asian="normal" style:font-weight-complex="normal"/>
    </style:style>
    <style:style style:name="T16" style:family="text">
      <style:text-properties fo:font-weight="normal" officeooo:rsid="0034de5d" style:font-weight-asian="normal" style:font-weight-complex="normal"/>
    </style:style>
    <style:style style:name="T17" style:family="text">
      <style:text-properties officeooo:rsid="0012ad0f"/>
    </style:style>
    <style:style style:name="T18" style:family="text">
      <style:text-properties officeooo:rsid="001596a1"/>
    </style:style>
    <style:style style:name="T19" style:family="text">
      <style:text-properties officeooo:rsid="00175ab0"/>
    </style:style>
    <style:style style:name="T20" style:family="text">
      <style:text-properties officeooo:rsid="001d763d"/>
    </style:style>
    <style:style style:name="T21" style:family="text">
      <style:text-properties officeooo:rsid="001df8a8"/>
    </style:style>
    <style:style style:name="T22" style:family="text">
      <style:text-properties officeooo:rsid="001f6240"/>
    </style:style>
    <style:style style:name="T23" style:family="text">
      <style:text-properties officeooo:rsid="0020112b"/>
    </style:style>
    <style:style style:name="T24" style:family="text">
      <style:text-properties fo:font-weight="bold" style:font-weight-asian="bold" style:font-weight-complex="bold"/>
    </style:style>
    <style:style style:name="T25" style:family="text">
      <style:text-properties officeooo:rsid="00221115"/>
    </style:style>
    <style:style style:name="T26" style:family="text">
      <style:text-properties officeooo:rsid="00233352"/>
    </style:style>
    <style:style style:name="T27" style:family="text">
      <style:text-properties officeooo:rsid="00246808"/>
    </style:style>
    <style:style style:name="T28" style:family="text">
      <style:text-properties officeooo:rsid="00274793"/>
    </style:style>
    <style:style style:name="T29" style:family="text">
      <style:text-properties officeooo:rsid="0029294e"/>
    </style:style>
    <style:style style:name="T30" style:family="text">
      <style:text-properties officeooo:rsid="002bd125"/>
    </style:style>
    <style:style style:name="T31" style:family="text">
      <style:text-properties officeooo:rsid="002d658d"/>
    </style:style>
    <style:style style:name="T32" style:family="text">
      <style:text-properties officeooo:rsid="00313832"/>
    </style:style>
    <style:style style:name="T33" style:family="text">
      <style:text-properties officeooo:rsid="0034de5d"/>
    </style:style>
    <style:style style:name="T34" style:family="text">
      <style:text-properties officeooo:rsid="0035f6d3"/>
    </style:style>
    <style:style style:name="T35" style:family="text">
      <style:text-properties fo:font-size="16pt" style:font-size-asian="16pt" style:font-size-complex="16pt"/>
    </style:style>
    <style:style style:name="T36" style:family="text">
      <style:text-properties fo:font-size="16pt" officeooo:rsid="002bd125" style:font-size-asian="16pt" style:font-size-complex="16pt"/>
    </style:style>
    <style:style style:name="T37" style:family="text">
      <style:text-properties fo:font-size="14pt" style:font-size-asian="14pt" style:font-size-complex="14pt"/>
    </style:style>
    <style:style style:name="T38" style:family="text">
      <style:text-properties fo:font-size="14pt" officeooo:rsid="002bd125"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Relatório do Trabalho 01 </text:p>
      <text:p text:style-name="P2">de </text:p>
      <text:p text:style-name="P2">Estrutura de Dados</text:p>
      <text:p text:style-name="P3"/>
      <text:p text:style-name="P3"/>
      <text:p text:style-name="P3"/>
      <text:p text:style-name="P3"/>
      <text:p text:style-name="P3"/>
      <text:p text:style-name="P3"/>
      <text:p text:style-name="P3"/>
      <text:p text:style-name="P4">Equipe <text:span text:style-name="T18">do trabalho</text:span>:</text:p>
      <text:p text:style-name="P7">Alimpio Brito Rodrigues</text:p>
      <text:p text:style-name="P7">Francisco Hartur Lopes de Alcântara</text:p>
      <text:p text:style-name="P7"/>
      <text:p text:style-name="P5">Professor(a): Roberto Cabral Rabelo Filho</text:p>
      <text:p text:style-name="P6">Instituição: Universidade Federal do Ceará – [UFC]</text:p>
      <text:p text:style-name="P6"/>
      <text:p text:style-name="P19"><text:soft-page-break/>Descrição do trabalho</text:p>
      <text:p text:style-name="P18"/>
      <text:p text:style-name="P33"><text:tab/><text:span text:style-name="T10">O problema se resume em um "livro" (por exemplo de um cartório) que em cada página desse livro contem um registro com o nome de uma pessoa. No caso do cartório podem existir mais de 1000 registros nesse livro, o que dificultaria a busca de um registro, caso não há a página onde tal registro está, que faria com que o funcionário buscasse por todo o livro, ou parte dele, para encontrar o registro buscado, levando assim muito tempo pra efetuar a busca. <text:s/></text:span></text:p>
      <text:p text:style-name="P30"><text:span text:style-name="T22"><text:tab/></text:span></text:p>
      <text:p text:style-name="P23"/>
      <text:p text:style-name="P25">Abordagem usada</text:p>
      <text:p text:style-name="P32"><text:span text:style-name="T1"><text:tab/>O trabalho é composto em duas </text:span><text:span text:style-name="T2">listas encadeadas</text:span><text:span text:style-name="T1"> a primeira seria lista encadeada de Nomes </text:span><text:span text:style-name="T2">e outra é a lista encadeada de </text:span><text:span text:style-name="T11">Paginas</text:span><text:span text:style-name="T2">, onde em que ca</text:span><text:span text:style-name="T3">da lista de <text:s/>Nomes teria uma uma variavel char para conter os nomes e também os ponteiros, uma que seria para a próxima lista de Nomes, e um outro conctando a lista de Páginas, assim a solução pensada foi desenvolver </text:span><text:span text:style-name="T4">as funções que inserissem as os Nomes e em conjunto inseria junto</text:span><text:span text:style-name="T3"> </text:span><text:span text:style-name="T11">as paginas na mesma lista onde foi inserido o Nomes</text:span><text:span text:style-name="T12"> e também a realizição de funções para buscar um nome simples e um nome composto passado pelo usuário, que deseja realizar a busca por algum nome na Lista</text:span><text:span text:style-name="T1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2"><text:soft-page-break/>Divisão das Atividades do Trabalho</text:p>
      <text:p text:style-name="P10"><text:tab/>Após a identificação das funções que seriam nescessarias no código foram divididas em partes para cada um, <text:span text:style-name="T17">de forma que um consultaria ao outro, em relação a dúvidas e melhor eficiência nas implementações dos códigos. Com que o outro tivesse conseguido implementar, passaria para outro para melhor desempenho de tempo na realização do trabalho.</text:span></text:p>
      <text:p text:style-name="P11"><text:tab/><text:span text:style-name="T19">[hartur] -Nas divisões do traballho primeiramente foi dividido que Hartur fazeria as funções inserir, ou seja, tais que elas eram a inserir uma lista encadeada de tipo <text:s/>“Pagina”, porém este tipo de inserir seria de forma ordenada e além disso dentro da implementação tem que haver a verificação da página, ver se algum página já exite, caso exista não deve inserir o mesmo indice igual para o mesmo nome, <text:s/>e uma função que inserir o tipo “Nomes”, que vai inserir um nome passado pelo úsuario em uma lista encadeda de <text:s/>do tipo “Nomes”, e também verificar se o nome passado j[a existe na Lista, ou seja, se <text:s/>o nome passado for igual ele não deve inserir e vai inserir somente a pagina passada nesse nome que já contém na lista, para não ter nomes repetidos na lista encadeda tipo “Nomes”. </text:span></text:p>
      <text:p text:style-name="P26"><text:tab/>E ademais as funções imprimir que são as imprimir, uma que faz imprimir todos os nomes da lista tipo <text:s/>“Nomes” <text:s/>em conjunto com todos os indices desses Nomes de cada um, ou seja, imprime um nome e impreme seus indices, e outra função imprimir que recebe um nome passado pelo úsuario e vai imprimir todas as paginas que aparecerem o nome passado pelo úsuário.</text:p>
      <text:p text:style-name="P10"/>
      <text:p text:style-name="P27"><text:tab/>[Alimpio] - Depois o Alimpio ficaria responsavel pelas funções buscar<text:span text:style-name="T34"> foi dividida em duas: a busca simples e a busca composta. A busca simples se trata de quando o usuário pesquisa por um nome simples exemplo: "Alimpio", e a busca composta quando o usuário pesquisa por mais de um nome por vez exemplo: "Alimpio Brito".</text:span></text:p>
      <text:p text:style-name="P28"/>
      <text:p text:style-name="P28">Para poder tratar tais problemas primeiro temos que indetificar quais dessas duas maneiras devemos chamar. Para isso foi criada uma função que identifica quantos nomes o usuário digitou se foi só um ou mais, caso seja só um a função vai chamar a busca simple, se não a busca composta, ao chamar a função de busca simples a função apenas percorre a lista e ao encontrar o nome procurado imprimi seus índices, se não encontrar imprimi na tela que o nome não existe na lista. Ao chamar a função busca composta, antes de tratar o problema primeiro é chamada a função que vai dividir em nomes simples o nome buscado, e verificando se todos estão na lista de nomes, para assim enviar os nomes divididos para a função busca composta, na função bisca composta é criado um vetor para amarzaner todos os índices do primeiro nome após isso é percorrido a lista de nomes buscado e a lista de todos os nomes, ao encontrar o nome é feita uma verificação com o vetor e o os índices do nome buscado assim deixando no vetor só os índices comuns aos nomes e substituindo o restante por -1, e no final imprimi a intececssao dos índices do nome buscado.</text:p>
      <text:p text:style-name="P12"/>
      <text:p text:style-name="P14"><text:soft-page-break/>Aqui segue a lista de funções <text:span text:style-name="T19">principais </text:span>para melhor vizualização,estas funções são as funções finais, ou seja, no desevolvimento de código de cada um pode ter outras funções <text:span text:style-name="T19">auxiliares, mas no juntamento do código discutimos entre nós para ver qual era função seria mais eficiente para resolver o problema a ser tratado.</text:span></text:p>
      <text:p text:style-name="P14"/>
      <text:p text:style-name="P13"><text:span text:style-name="T17"><text:tab/>O </text:span>Hartur ficaria reponsavel pelas funções <text:span text:style-name="T19">pelas funções</text:span>:</text:p>
      <text:p text:style-name="P17"/>
      <text:p text:style-name="P15">Paginas* inserirPaginaOrdenado(Paginas* novaPG, int pg);</text:p>
      <text:p text:style-name="P16"/>
      <text:p text:style-name="P16">Nomes* inserirNomeNaLista(Nomes* l, char *texto, int pg);</text:p>
      <text:p text:style-name="P16"/>
      <text:p text:style-name="P16">void imprimirNomeTodosIndices(Nomes *l, char *nome);</text:p>
      <text:p text:style-name="P16"/>
      <text:p text:style-name="P16">void imprimirTodosNomesTodosIndices(Nomes* l);</text:p>
      <text:p text:style-name="P15"/>
      <text:p text:style-name="P12"><text:tab/>Alimpio ficaria responsavel pelas funções <text:span text:style-name="T19">principais</text:span>:</text:p>
      <text:p text:style-name="P14"/>
      <text:p text:style-name="P8">void verificarTipoDeBusca(Nomes *l,char *nome);</text:p>
      <text:p text:style-name="P8"/>
      <text:p text:style-name="P8">void buscaStringSeparadas(char *texto, int cont, Nomes *l);</text:p>
      <text:p text:style-name="P8"/>
      <text:p text:style-name="P8">void buscaStringComposta(char **palavras, Nomes *l, int cont);</text:p>
      <text:p text:style-name="P8"/>
      <text:p text:style-name="P9">Nomes* inserirStringSeparada(Nomes *l, char *nome, int pg);</text:p>
      <text:p text:style-name="P54"/>
      <text:p text:style-name="P22">Manual do Códi<text:span text:style-name="T28">go</text:span></text:p>
      <text:p text:style-name="P22"/>
      <text:p text:style-name="P46"><text:tab/><text:tab/><text:span text:style-name="T37">O</text:span><text:span text:style-name="T38">s</text:span><text:span text:style-name="T37"> problemas das funções inserir</text:span></text:p>
      <text:p text:style-name="P45"><text:tab/><text:span text:style-name="T1">O problemas das funções inserir eram basicamente</text:span><text:span text:style-name="T5"> </text:span><text:span text:style-name="T1">como pensar de que maneira iria ser passado <text:s/>o nome e </text:span><text:span text:style-name="T5">ia </text:span><text:span text:style-name="T1">inserir na lista</text:span><text:span text:style-name="T5"> Nomes e automaticamente inserir a página, que foi passado pelo usuário também, e de forma que na hora de inserir as páginas ia inserir ordenadamente e também que não podia conter números repetidos.</text:span></text:p>
      <text:p text:style-name="P45"><text:span text:style-name="T5"><text:tab/></text:span><text:span text:style-name="T9">O problema da funções imprimir era só como pensar em imprimir o nome e todas as suas <text:s/>páginas.</text:span></text:p>
      <text:p text:style-name="P44"><text:tab/><text:span text:style-name="T29">Para resolver estes problemes criamos estas funções:</text:span></text:p>
      <text:p text:style-name="P47"/>
      <text:p text:style-name="P49"><text:tab/>Função: inserirNomeNaLista<text:span text:style-name="T32">();</text:span></text:p>
      <text:p text:style-name="P47">Ideia: <text:span text:style-name="T1">Devo receber o nome e página passada pelo usuário e alocar uma lista para esse nome em minha lista encadeada tipo Nomes e além disso alocar a página do usuário na mesma lista onde foi inserido o nome, ou seja, ficara um apontador para uma lista encadeada tipo Paginas.</text:span></text:p>
      <text:p text:style-name="P47"/>
      <text:p text:style-name="P47">Funcionameto: <text:span text:style-name="T1">Eu recebo os parametros do usuário, o nome, a página e a minha lista encadeada Nomes, faço um auxiliar que me ajudará a percorrer a lista Nomes e </text:span><text:span text:style-name="T6">crio uma lista tipo Pagina que tem o valor NULL, pois ela será quem irei alocar a página, com isso eu percorro a lista nomes para verificar se existe algum nomo já inserido antes, se sim, irei mandar inserir ordenadamente a página, <text:s/>naquela lista *Nomes onde o meu percorrimento parou e entrou o nome repetido </text:span><text:span text:style-name="T7">e por fim eu retorno a minha lista *Nomes recebida no começo</text:span><text:span text:style-name="T6">, </text:span><text:span text:style-name="T7">agora caso o nome não seja igual, ele sai do percorrimento, e faz a alocação normal de uma lista *Nomes, alocando um </text:span><text:span text:style-name="T8">variavel </text:span><text:span text:style-name="T7">tipo *Nomes </text:span><text:span text:style-name="T8">e </text:span><text:soft-page-break/><text:span text:style-name="T8">pegando os parametros e passando para essa lista, o que devo lembrar é que devo passar como parametro a ponteiro tipo *Pagina da várivel criada para inserir ordenadamente o a página passada pelo usuário e por fim eu retorno a minha lista tipo *Nomes recebida com o nome inserido na Lista.</text:span></text:p>
      <text:p text:style-name="P47"/>
      <text:p text:style-name="P41"><text:span text:style-name="T23">Função: </text:span>inserirStringSeparada( );</text:p>
      <text:p text:style-name="P66"><text:span text:style-name="T24">Ideia: </text:span>Como já tínhamos utilizado a função strtok para separar nossa String na busca resolvemos utilizá-la para inserir os nomes separados, assim a cada vez que separava um nome já mandava para a nossa inserir nome na lista, inserindo os nomes separadamente.</text:p>
      <text:p text:style-name="P65"/>
      <text:p text:style-name="P67">Funcionamento: <text:span text:style-name="T1">Declaramos um vetor char para armazenar as Strings separadas, alocando memória para ela, depois chamamos a função strtok para separar o primeiro nome, passando</text:span></text:p>
      <text:p text:style-name="P66">como parâmetro o nome completo e espaço para que a função separe toda vez que</text:p>
      <text:p text:style-name="P66">encontre um espaço, depois utilizamos um while para dividir o restante da String assim</text:p>
      <text:p text:style-name="P66">chamando logo a função inserir nome na lista e depois chamando novamente a função</text:p>
      <text:p text:style-name="P66">strtok para separar o restante do nome mandando paramentos NULL para quando nãoencontrar mais espaços, e espaço para continuar separando o nome e manando pra</text:p>
      <text:p text:style-name="P66">função inserir.</text:p>
      <text:p text:style-name="P47"/>
      <text:p text:style-name="P50"><text:tab/>inserirPaginaOrdenado(Paginas* novaPG, int pg);</text:p>
      <text:p text:style-name="P47">Ideia: <text:span text:style-name="T1">Devo inserir ordenamente os páginas, contudo devo verificar se nenhuma é repetida.</text:span></text:p>
      <text:p text:style-name="P47"/>
      <text:p text:style-name="P47">Funcionameto: <text:span text:style-name="T13">Primeiro devo criar um auxiliar que me ajudará a percorrer a lista de Paginas e faço processo de verifição se existe alguma página já com aquele indice, se existe, irei simplesmente retornar minha página, ou seja, acontece nada. Caso não tenha eu devo percorrer minha lista e verificar onde devo inserir corretamente a página passada pelo usuário, </text:span><text:span text:style-name="T14">faço a locação de uma lista página e insiro os parametros nessa página corretamente, </text:span><text:span text:style-name="T13">devo analisar quem é menor que quem e verificar os casos se devo inserir no começo, ou no meio da lista. Após ter inserido devo <text:s text:c="2"/>retor</text:span><text:span text:style-name="T14">nar a minha página, assim ela vai inserir ordenadamente.</text:span><text:span text:style-name="T13"> </text:span></text:p>
      <text:p text:style-name="P44"/>
      <text:p text:style-name="P44"/>
      <text:p text:style-name="P68">Os problemas das funções imprimir</text:p>
      <text:p text:style-name="P51"><text:tab/><text:span text:style-name="T1">O problema da funções imprimir era só como pensar em imprimir o nome e todas as suas <text:s/>páginas.</text:span></text:p>
      <text:p text:style-name="P51"><text:span text:style-name="T1"><text:tab/></text:span><text:span text:style-name="T5">Para resolver estes problemes criamos estas funções:</text:span></text:p>
      <text:p text:style-name="P51"><text:span text:style-name="T5"/></text:p>
      <text:p text:style-name="P53">void imprimirNomeTodosIndices(Nomes *l, char *nome);</text:p>
      <text:p text:style-name="P51"/>
      <text:p text:style-name="P55">Ideia: <text:span text:style-name="T1">Devo imprimir só um nome e todas as suas páginas</text:span></text:p>
      <text:p text:style-name="P55"><text:span text:style-name="T1"/></text:p>
      <text:p text:style-name="P55">Funcionamento:<text:span text:style-name="T1"> Faço um auxiliar e percorro e vejo se o nome passado é igual o da minha lista, se sim, vou imprimir o nome dele e faço um processo de percorrimento nas paginas desta lista e imprimo todas as suas páginas, </text:span><text:span text:style-name="T15">se não, mando a mensagem dizendo que o nome passado não existe</text:span><text:span text:style-name="T1">.</text:span></text:p>
      <text:p text:style-name="P51"/>
      <text:p text:style-name="P53">void imprimirTodosNomesTodosIndices(Nomes* l);</text:p>
      <text:p text:style-name="P52"/>
      <text:p text:style-name="P56">Ideia: <text:span text:style-name="T1">Devo imprimir </text:span><text:span text:style-name="T15">todos os nomes</text:span><text:span text:style-name="T1"> </text:span><text:span text:style-name="T15">da lista *Nomes</text:span><text:span text:style-name="T1"> e todas as suas páginas </text:span><text:span text:style-name="T15">de cada um dos nomes.</text:span></text:p>
      <text:p text:style-name="P56"><text:span text:style-name="T1"/></text:p>
      <text:p text:style-name="P56">Funcionamento:<text:span text:style-name="T1"> Faço um auxiliar e percorro </text:span><text:span text:style-name="T15">e</text:span><text:span text:style-name="T1"> </text:span><text:span text:style-name="T15">imprimo o </text:span><text:span text:style-name="T1"><text:s/>nome e faço um processo de percorrimento nas paginas desta lista e imprimo todas as suas páginas, </text:span><text:span text:style-name="T15">isso ocorrerá até que todos até que o meu percorrimento dos nomes tenha acabado</text:span><text:span text:style-name="T1">.</text:span></text:p>
      <text:p text:style-name="P44"/>
      <text:p text:style-name="P44"><text:soft-page-break/></text:p>
      <text:p text:style-name="P44"/>
      <text:p text:style-name="P44"/>
      <text:p text:style-name="P40">O problema da<text:span text:style-name="T21">s</text:span> <text:span text:style-name="T21">funções para b</text:span>usca <text:span text:style-name="T21">um nome simple ou composto</text:span></text:p>
      <text:p text:style-name="P34"/>
      <text:p text:style-name="P34"><text:tab/><text:span text:style-name="T1">O problema da busca</text:span><text:span text:style-name="T4">r um nome</text:span><text:span text:style-name="T1"> foi dividido em dois: O primeiro, quando o usuário pesquisa por um nome simples, </text:span><text:span text:style-name="T4">e</text:span><text:span text:style-name="T1">xemplo: Alimpio ou Hartur, no caso, simplesmente procura o nome na lista e imprime seus índices.</text:span></text:p>
      <text:p text:style-name="P59"><text:tab/>O segundo, quando o usuário pesquisa por um nome composto, <text:span text:style-name="T20">e</text:span>xemplo: Alimpio <text:span text:style-name="T28">B</text:span>rito ou Hartur Alcântara, nesse caso a busca seria mais complicada, pois teria que realizar a intersecção dos índices dos nomes procurados.</text:p>
      <text:p text:style-name="P34"/>
      <text:p text:style-name="P34"><text:tab/>Para resolver tais problemas criamos 4 funções:</text:p>
      <text:p text:style-name="P34"/>
      <text:p text:style-name="P40"><text:span text:style-name="T23">Função: </text:span>verificaBusca();</text:p>
      <text:p text:style-name="P34"/>
      <text:p text:style-name="P34"><text:tab/>Ideia: <text:span text:style-name="T1">Precisaríamos de uma função que contasse a quantidade de nomes buscado</text:span></text:p>
      <text:p text:style-name="P59">para assim saber se buscávamos por nome simples ou composto, assim surgiu nossa</text:p>
      <text:p text:style-name="P59">primeira função da busca.</text:p>
      <text:p text:style-name="P59"/>
      <text:p text:style-name="P34"><text:tab/>Funcionamento:<text:span text:style-name="T1">Recebemos como parâmetros o nome digitado e a lista criada, assim, criamos um for que vai de 0 a o tamanho da String mais o \0 para percorrer a String de nomes buscada, e com os dois if’s verificamos quantas aparições de espaços aparecem, e o</text:span></text:p>
      <text:p text:style-name="P59">\0 para contar com a última palavra, assim com um cont conseguimos saber a</text:p>
      <text:p text:style-name="P59">quantidades de nomes buscada. Após sair do for, nosso cont estará armazenando a quantidade certa de nomes buscados, assim podemos verificar com o if se foi buscado um ou mais de um nome na lista, se for mais de um nome chamamos a função para separar a String buscada em nomes simples, se não chamamos a função buscar por nome simples.</text:p>
      <text:p text:style-name="P34"/>
      <text:p text:style-name="P34"/>
      <text:p text:style-name="P42"><text:span text:style-name="T26"><text:tab/>Função </text:span>BuscaNoLivroSimples();</text:p>
      <text:p text:style-name="P42"/>
      <text:p text:style-name="P34">Ideia: <text:span text:style-name="T1">Como seria uma busca simples, apenas percorreríamos a lista até encontrar o</text:span></text:p>
      <text:p text:style-name="P59">nome buscado, se encontrarmos tal nome, imprimimos na tela todos seus índices, se</text:p>
      <text:p text:style-name="P59">não imprimimos para o usuário que o nome buscado não existe na lista.</text:p>
      <text:p text:style-name="P34"/>
      <text:p text:style-name="P38">Funcionamento: </text:p>
      <text:p text:style-name="P38"><text:span text:style-name="T1">Inicializamos um aux para apontar para nossa lista, e assim percorrer nossa lista sem</text:span></text:p>
      <text:p text:style-name="P59">perder a referência do início, e um outro aux1 para percorrer a lista de índices do</text:p>
      <text:p text:style-name="P59">nome e um cont inicializado de 0 para verificar se o nome buscado está na lista ou</text:p>
      <text:p text:style-name="P59">não. Usando um while para ir do início ao fim da lista, e com o if para verificar se o</text:p>
      <text:p text:style-name="P59">nome buscado é igual a algum nome da lista, para isso usamos a função strcmp para</text:p>
      <text:p text:style-name="P59">comparar a String da lista e a String buscada se encontramos na lista tal nome,</text:p>
      <text:p text:style-name="P59">imprimimos o nome e seus índices e incrementamos nosso cont. Para imprimir os</text:p>
      <text:p text:style-name="P59">índices, apontamos nosso aux1 para o ponteiro das páginas da lista, com o ultimo if</text:p>
      <text:p text:style-name="P59">verificamos se cont continuo com valor 0 se sim não encontramos a palavra e</text:p>
      <text:p text:style-name="P59">imprimimos na tela, se não, não fazemos nada, e encerramos nossa função.</text:p>
      <text:p text:style-name="P59"/>
      <text:p text:style-name="P37"><text:tab/><text:tab/><text:tab/><text:span text:style-name="T31">Função: </text:span>BuscaStringSeparadas();</text:p>
      <text:p text:style-name="P62"/>
      <text:p text:style-name="P62"><text:span text:style-name="T24">Ideia:</text:span> teríamos que separar os nomes e armazenar em lugares diferentes, então</text:p>
      <text:p text:style-name="P62">criamos uma matriz, depois separar os nomes e armazenar nessa matriz, assim</text:p>
      <text:p text:style-name="P62"><text:soft-page-break/>verificar se os nomes existem na lista se existir fazemos a busca se não só avisamos</text:p>
      <text:p text:style-name="P62">que não existe o nome na lista.</text:p>
      <text:p text:style-name="P59"/>
      <text:p text:style-name="P34">Funcionamento:<text:span text:style-name="T1">Para poder fazer a intercessão dos nomes temos que separar a String do nome</text:span></text:p>
      <text:p text:style-name="P59">buscado em String de nomes simples, para poder armazenar os nomes simples</text:p>
      <text:p text:style-name="P59">criamos uma matriz de char que seria do tamanho de cont, quantidade de palavras</text:p>
      <text:p text:style-name="P59">buscada, depois usando a função strtok passando no primeiro parâmetro a String do</text:p>
      <text:p text:style-name="P59">nome buscado e espaço para que separe nossa String a cada vez que encontrar</text:p>
      <text:p text:style-name="P59">espaço e armazenar na matriz começando da posição 0, e com o while percorrendo</text:p>
      <text:p text:style-name="P59">nossa String e armazenando na posição seguinte da matriz até que não encontre</text:p>
      <text:p text:style-name="P59">mais espaço retornando NULL. Após isso percorremos nossa matriz e nossa lista para</text:p>
      <text:p text:style-name="P59">que juntas para verificar se todas os nomes estão na lista, usando um j como</text:p>
      <text:p text:style-name="P59">contador, após o for com o if verificamos se nosso contador e do tamanho do cont,</text:p>
      <text:p text:style-name="P59">quantidades de nomes, ou seja se todas os nomes existem chamo a função busca</text:p>
      <text:p text:style-name="P59">composta, se não, imprimimos que o nome buscado não existe na lista.</text:p>
      <text:p text:style-name="P34"/>
      <text:p text:style-name="P34"/>
      <text:p text:style-name="P34"/>
      <text:p text:style-name="P43"><text:span text:style-name="T25"><text:tab/><text:tab/><text:tab/>Função </text:span>BuscarNoLivroComposta<text:span text:style-name="T31">();</text:span></text:p>
      <text:p text:style-name="P43"/>
      <text:p text:style-name="P43"><text:tab/>Ideia: <text:span text:style-name="T1">Para podemos fazer a intercessão dos índices dos nomes buscados, teríamos</text:span></text:p>
      <text:p text:style-name="P64">que percorrer e verificar os índices de cada nome e armazenar a intercessão em</text:p>
      <text:p text:style-name="P64">algum lugar, para isso criamos um vetor que inicialmente vai ter os índices do primeiro</text:p>
      <text:p text:style-name="P64">nome, após isso percorremos o vetor e os índices dos outros nomes e verificamos a</text:p>
      <text:p text:style-name="P64">intercessão de todos armazenando no vetor criado, e no final restaria só os números</text:p>
      <text:p text:style-name="P64">que estão em todos os nomes buscados.</text:p>
      <text:p text:style-name="P43"/>
      <text:p text:style-name="P43"><text:tab/>Funcionamento: <text:span text:style-name="T1">Declaramos um aux para percorrer a lista, e outro aux1 para percorrer os índices, um vetor para armazenar a intercessão dos nomes e um contador, iniciamos o nosso vetor com os índices do primeiro nome, utilizando while para percorrer a lista e um if para pegar o primeiro nome buscado. Ao entrar no if outro while para percorrer os índices do nome utilizando o aux1 inicializado com o ponteiro das páginas do nome, e armazenando todos os índices dentro do vetor. Finalizado esse processo, criamos outro for para percorrer do segundo nome em diante, dentro do for um while para percorrer a lista, um if dentro do while para pegar o nome [ i ] da lista, um for para percorrer os índices do vetor e um while para percorrer os índices do nome, assim com o if verificar quais índices são iguais do vetor e do nome [ i ], o contador para verificar se encontrou outro igual ao da posição do vetor, se não encontrou um igual</text:span></text:p>
      <text:p text:style-name="P64">substitui o índice do vetor do qual não encontrou por -1, e no final no vetor só sobrará</text:p>
      <text:p text:style-name="P64">os índices comuns a todos os nomes buscado e os -1, assim com um for para</text:p>
      <text:p text:style-name="P64">percorrer o vetor imprimimos todos os índices diferentes de -1, ou seja a intercessão.</text:p>
      <text:p text:style-name="P34"/>
      <text:p text:style-name="P34"><text:tab/></text:p>
      <text:p text:style-name="P59"/>
      <text:p text:style-name="P21"/>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2"/>
      <text:p text:style-name="P22"><text:span text:style-name="T20">As</text:span> <text:span text:style-name="T20">d</text:span>ificuldade<text:span text:style-name="T20">s</text:span> durante a realização do <text:span text:style-name="T23">c</text:span>ódigo</text:p>
      <text:p text:style-name="P39"/>
      <text:p text:style-name="P35"><text:span text:style-name="T23">Função: </text:span>verificaBusca();</text:p>
      <text:p text:style-name="P35"/>
      <text:p text:style-name="P35"><text:tab/><text:span text:style-name="T1">Um dos problemas do nosso código é se o usuário digitar dois ou mais espaços</text:span></text:p>
      <text:p text:style-name="P61">seguidos ou espaços no final do nome, nesse caso teríamos que fazer várias</text:p>
      <text:p text:style-name="P61">verificações dentro do for para impedir que nosso cont conte espaços a mais como</text:p>
      <text:p text:style-name="P61">nomes, assim criaria espaços na memória desnecessários, assim decidimos não</text:p>
      <text:p text:style-name="P61">implementar a solução para esse problema deixando apenas um aviso para o usuário</text:p>
      <text:p text:style-name="P61">que ele não pode digitar espaços repetidos ou no final do arquivo.</text:p>
      <text:p text:style-name="P36"><text:span text:style-name="T26"><text:tab/></text:span></text:p>
      <text:p text:style-name="P36"><text:span text:style-name="T26">Função </text:span>BuscaNoLivroSimples();</text:p>
      <text:p text:style-name="P36"/>
      <text:p text:style-name="P60"><text:tab/>A dificuldade se dar quando tentamos acessar o ponteiro de próxima página da struct</text:p>
      <text:p text:style-name="P60">ela nos retorna que não existe tal struct pois não está na lista.c e sim no indice.c por</text:p>
      <text:p text:style-name="P60">causa disso não conseguimos acessar o índice e nenhuma outra função, para resolver</text:p>
      <text:p text:style-name="P60">isso, temos que pôr a struct páginas dentro da lista.c e o typedef na lista.h,</text:p>
      <text:p text:style-name="P60">sabemos que isso não pode, porém não conseguimos pensar em uma solução.</text:p>
      <text:p text:style-name="P60"/>
      <text:p text:style-name="P37"><text:span text:style-name="T27">Função </text:span>BuscaStringSeparadas();</text:p>
      <text:p text:style-name="P63"/>
      <text:p text:style-name="P63">Uma dificuldade foi conseguir armazenar os nomes separados em lugares diferentes, poderíamos usar lista para armazenar, porém, implementamos inicialmente com</text:p>
      <text:p text:style-name="P63"><text:soft-page-break/>matriz, e como funcionou decidimos deixar do jeito que estava para não bugar o</text:p>
      <text:p text:style-name="P63">código.</text:p>
      <text:p text:style-name="P60"/>
      <text:p text:style-name="P35"><text:span text:style-name="T23">Função: </text:span>inserirStringSeparada( );</text:p>
      <text:p text:style-name="P35"><text:tab/><text:span text:style-name="T1">Pensar na logica como ficara inserindo separado na lista, e quais funções utilizar para</text:span></text:p>
      <text:p text:style-name="P61">inserir corretamente na lista.</text:p>
      <text:p text:style-name="P61"/>
      <text:p text:style-name="P61"/>
      <text:p text:style-name="P58"><text:span text:style-name="T33">Função:</text:span> inserirPaginaOrdenado();</text:p>
      <text:p text:style-name="P58"><text:tab/><text:span text:style-name="T16">Foi pensar em fazer a verificação das páginas pois era um problemas inserir paginas do mesmo nome e pesar em todas as possibilidades onde se encaixaria a página do usuário no começo ou no meio.</text:span></text:p>
      <text:p text:style-name="P57"/>
      <text:p text:style-name="P57">Nomes* inserirNomeNaLista(Nomes* l, char *texto, int pg);</text:p>
      <text:p text:style-name="P57"><text:tab/><text:span text:style-name="T16">A maior dificuldade era pensar nos procedimentos pois ela se conectava a com quase tudo no código e que depois de alocar um nome tem alocar a pagina e verificar os procedimentos</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24">Conclusão</text:p>
      <text:p text:style-name="P31"><text:span text:style-name="T22"><text:tab/></text:span><text:span text:style-name="T10">O trabalho traz uma solução para esse problema, no caso a implementação de um sistema de cadastro e busca de registro pelo o nome completo ou parte deles, assim diminuindo o tempo que levaria dias a ser em questão de minutos, </text:span><text:span text:style-name="T12">t</text:span><text:span text:style-name="T10">udo isso utilizando lista encadeada, para assim resolver </text:span><text:span text:style-name="T12">o</text:span><text:span text:style-name="T10"> proble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10:29:52.225445627</meta:creation-date>
    <dc:date>2017-10-21T16:44:35.661753203</dc:date>
    <meta:editing-duration>PT1H33M51S</meta:editing-duration>
    <meta:editing-cycles>21</meta:editing-cycles>
    <meta:generator>LibreOffice/5.1.6.2$Linux_X86_64 LibreOffice_project/10m0$Build-2</meta:generator>
    <meta:document-statistic meta:table-count="0" meta:image-count="0" meta:object-count="0" meta:page-count="10" meta:paragraph-count="141" meta:word-count="2897" meta:character-count="17104" meta:non-whitespace-character-count="14283"/>
  </office:meta>
</office:document-meta>
</file>